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86cm" svg:height="8.983cm" svg:x="6.065cm" svg:y="3.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{d.firstname} {d.lastname}</meta:initial-creator>
    <meta:creation-date>2023-07-25T22:15:41.392835626</meta:creation-date>
    <dc:date>2023-07-25T22:34:28.739735457</dc:date>
    <dc:creator>{d.firstname} {d.lastname}</dc:creator>
    <meta:editing-duration>PT8M54S</meta:editing-duration>
    <meta:editing-cycles>3</meta:editing-cycles>
    <meta:generator>LibreOffice/7.5.4.1$MacOSX_X86_64 LibreOffice_project/3a6a10a8a824826630ea908dcaea93b45a6a0af1</meta:generator>
    <meta:document-statistic meta:object-count="2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8.984cm" xlink:href="." xlink:type="simple" chart:class="chart:bar" chart:style-name="ch1">
        <chart:legend chart:legend-position="end" svg:x="13.8cm" svg:y="3.948cm" style:legend-expansion="high" chart:style-name="ch2"/>
        <chart:plot-area chart:style-name="ch3" chart:data-source-has-labels="both" svg:x="0.319cm" svg:y="0.179cm" svg:width="13.162cm" svg:height="8.626cm">
          <chart:coordinate-region svg:x="5.375cm" svg:y="0.179cm" svg:width="7.881cm" svg:height="2.87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{d[i].label}{bindChart(91) = d[i].valCol1}{bindChart(32) = d[i].valCol2}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{d[i+1].label}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1$MacOSX_X86_64 LibreOffice_project/3a6a10a8a824826630ea908dcaea93b45a6a0af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